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gr1" style:family="graphic" style:parent-style-name="standard">
      <style:graphic-properties draw:stroke="none" svg:stroke-color="#ffffff" draw:fill="none" draw:fill-color="#ffffff" fo:min-height="3.832cm"/>
      <style:paragraph-properties style:writing-mode="lr-tb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2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18cm" fo:min-width="6.028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32cm" fo:min-width="3.018cm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1.266cm" fo:min-width="1.065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32cm" fo:min-width="3.018cm"/>
    </style:style>
    <style:style style:name="P1" style:family="paragraph">
      <style:text-properties fo:color="#ffffff" loext:opacity="100%" fo:font-size="19.2999992370605pt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19.2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9.2999992370605pt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color="#ffffff" loext:opacity="100%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18cm" svg:height="4.082cm" svg:x="6.355cm" svg:y="0.804cm">
          <draw:text-box>
            <text:p text:style-name="P1"><text:span text:style-name="T1">TITLE</text:span></text:p>
          </draw:text-box>
        </draw:frame>
        <draw:line draw:style-name="gr2" draw:text-style-name="P3" draw:layer="layout" svg:x1="0.828cm" svg:y1="9.381cm" svg:x2="20.999cm" svg:y2="9.649cm">
          <text:p/>
        </draw:line>
        <draw:line draw:style-name="gr3" draw:text-style-name="P3" draw:layer="layout" svg:x1="6.355cm" svg:y1="6.701cm" svg:x2="6.355cm" svg:y2="9.382cm">
          <text:p/>
        </draw:line>
        <draw:line draw:style-name="gr3" draw:text-style-name="P3" draw:layer="layout" svg:x1="14.368cm" svg:y1="6.969cm" svg:x2="14.368cm" svg:y2="9.381cm">
          <text:p/>
        </draw:line>
        <draw:frame draw:style-name="gr4" draw:text-style-name="P2" draw:layer="layout" svg:width="4.421cm" svg:height="1.34cm" svg:x="1.657cm" svg:y="7.505cm">
          <draw:text-box>
            <text:p text:style-name="P1">Tab 1</text:p>
          </draw:text-box>
        </draw:frame>
        <draw:frame draw:style-name="gr4" draw:text-style-name="P2" draw:layer="layout" svg:width="4.421cm" svg:height="1.34cm" svg:x="8.565cm" svg:y="7.505cm">
          <draw:text-box>
            <text:p text:style-name="P1">Tab 2</text:p>
          </draw:text-box>
        </draw:frame>
        <draw:frame draw:style-name="gr4" draw:text-style-name="P2" draw:layer="layout" svg:width="4.421cm" svg:height="1.34cm" svg:x="15.75cm" svg:y="7.237cm">
          <draw:text-box>
            <text:p text:style-name="P1">Tab 3</text:p>
          </draw:text-box>
        </draw:frame>
        <draw:frame draw:style-name="gr5" draw:text-style-name="P2" draw:layer="layout" svg:width="5.25cm" svg:height="1.876cm" svg:x="0.828cm" svg:y="12.062cm">
          <draw:text-box>
            <text:p text:style-name="P1">Setting 1</text:p>
          </draw:text-box>
        </draw:frame>
        <draw:frame draw:style-name="gr5" draw:text-style-name="P2" draw:layer="layout" svg:width="5.25cm" svg:height="1.876cm" svg:x="0.828cm" svg:y="15.278cm">
          <draw:text-box>
            <text:p text:style-name="P1">Setting 2</text:p>
          </draw:text-box>
        </draw:frame>
        <draw:frame draw:style-name="gr5" draw:text-style-name="P2" draw:layer="layout" svg:width="5.25cm" svg:height="1.876cm" svg:x="0.828cm" svg:y="18.763cm">
          <draw:text-box>
            <text:p text:style-name="P1">Setting 3</text:p>
          </draw:text-box>
        </draw:frame>
        <draw:custom-shape draw:style-name="gr6" draw:text-style-name="P4" draw:layer="layout" svg:width="6.632cm" svg:height="1.072cm" svg:x="5.526cm" svg:y="12.33cm">
          <text:p text:style-name="P4">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632cm" svg:height="1.072cm" svg:x="5.526cm" svg:y="15.278cm">
          <text:p text:style-name="P4">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632cm" svg:height="1.072cm" svg:x="5.249cm" svg:y="18.763cm">
          <text:p text:style-name="P4">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25cm" svg:height="1.876cm" svg:x="1.105cm" svg:y="21.98cm">
          <draw:text-box>
            <text:p text:style-name="P1">Bool 1</text:p>
          </draw:text-box>
        </draw:frame>
        <draw:frame draw:style-name="gr5" draw:text-style-name="P2" draw:layer="layout" svg:width="5.25cm" svg:height="1.876cm" svg:x="0.828cm" svg:y="25.196cm">
          <draw:text-box>
            <text:p text:style-name="P1">Bool 2</text:p>
          </draw:text-box>
        </draw:frame>
        <draw:custom-shape draw:style-name="gr7" draw:text-style-name="P5" draw:layer="layout" svg:width="4.974cm" svg:height="0.804cm" svg:x="6.078cm" svg:y="22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211cm" svg:height="2.144cm" svg:x="6.078cm" svg:y="2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4.974cm" svg:height="0.804cm" svg:x="5.802cm" svg:y="2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211cm" svg:height="2.144cm" svg:x="8.842cm" svg:y="25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WenQuanYi Zen Hei" fo:font-size="24pt" fo:language="en" fo:country="AU" style:font-name-asian="Cantarell" style:font-size-asian="24pt" style:language-asian="zh" style:country-asian="CN" style:font-name-complex="WenQuanYi Zen Hei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WenQuanYi Zen Hei" fo:font-family="'WenQuanYi Zen Hei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57:42.323793142</meta:creation-date>
    <dc:date>2023-05-18T10:11:16.638870671</dc:date>
    <meta:editing-duration>PT13M34S</meta:editing-duration>
    <meta:editing-cycles>2</meta:editing-cycles>
    <meta:generator>LibreOffice/7.5.3.2$Linux_X86_64 LibreOffice_project/50$Build-2</meta:generator>
    <meta:document-statistic meta:object-count="19"/>
  </office:meta>
</office:document-meta>
</file>